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Rehaul Storm event slightly. Add action options. </text:p>
      <text:p text:style-name="Standard">{</text:p>
      <text:p text:style-name="Standard"/>
      <text:p text:style-name="Standard">Compact the prelude</text:p>
      <text:p text:style-name="Standard"/>
      <text:p text:style-name="Standard">The Flock (Card game)</text:p>
      <text:p text:style-name="Standard">- Fix Ziggy button dialogues. </text:p>
      <text:list xml:id="list4906535448397814964" text:style-name="L1">
        <text:list-header>
          <text:p text:style-name="P4"/>
        </text:list-header>
      </text:list>
      <text:list xml:id="list572683760077426115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3766863756265989974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list xml:id="list6268736796234119740" text:style-name="L4">
        <text:list-item>
          <text:p text:style-name="P7">pardon x</text:p>
        </text:list-item>
        <text:list-item>
          <text:p text:style-name="P7">punish</text:p>
        </text:list-item>
        <text:list-item>
          <text:p text:style-name="P7">middle </text:p>
        </text:list-item>
      </text:list>
      <text:p text:style-name="Standard"/>
      <text:p text:style-name="Standard"/>
      <text:p text:style-name="Standard">Arn (Loyal, dead <text:s/>or not) </text:p>
      <text:p text:style-name="Standard">find a way to save Arn so he's a major help in the final battle of the chapter</text:p>
      <text:p text:style-name="Standard">Arn survives if you beat him at gambling and raptorians in good mood</text:p>
      <text:p text:style-name="Standard">}</text:p>
      <text:p text:style-name="Standard"/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ure states, going back.</text:p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><text:soft-page-break/></text:p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>Ideas:</text:p>
      <text:p text:style-name="Standard"/>
      <text:p text:style-name="Standard">Mention the ship is overcrowded.</text:p>
      <text:p text:style-name="Standard"/>
      <text:p text:style-name="Standard">Hint some background on Avolc. </text:p>
      <text:p text:style-name="Standard"/>
      <text:p text:style-name="Standard">Push nyxie out of the way in storm trust and get injured</text:p>
      <text:p text:style-name="Standard"/>
      <text:p text:style-name="Standard">Battle affected by morale and Arn</text:p>
      <text:p text:style-name="Standard"/>
      <text:p text:style-name="Standard"/>
      <text:p text:style-name="Standard">Viska approval limmit increase. </text:p>
      <text:p text:style-name="Standard"/>
      <text:p text:style-name="Standard">Avolc background hints. Optional Dream sequence after merchant ship. Another line of optional questions in Groomery. Perhaps a final reveal in final ceremo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8-21T13:48:26.94</dc:date>
    <meta:editing-duration>P2DT10H46M6S</meta:editing-duration>
    <meta:editing-cycles>58</meta:editing-cycles>
    <meta:generator>OpenOffice/4.1.1$Win32 OpenOffice.org_project/411m6$Build-9775</meta:generator>
    <meta:document-statistic meta:table-count="0" meta:image-count="0" meta:object-count="0" meta:page-count="2" meta:paragraph-count="40" meta:word-count="207" meta:character-count="1242"/>
  </office:meta>
</office:document-meta>
</file>